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203b" officeooo:paragraph-rsid="0003203b"/>
    </style:style>
    <style:style style:name="P2" style:family="paragraph" style:parent-style-name="Standard">
      <style:paragraph-properties fo:text-align="justify" style:justify-single-word="false"/>
      <style:text-properties officeooo:rsid="0003203b" officeooo:paragraph-rsid="0003203b"/>
    </style:style>
    <style:style style:name="P3" style:family="paragraph" style:parent-style-name="Standard">
      <style:paragraph-properties fo:text-align="justify" style:justify-single-word="false"/>
      <style:text-properties officeooo:rsid="0003203b" officeooo:paragraph-rsid="00063391"/>
    </style:style>
    <style:style style:name="P4" style:family="paragraph" style:parent-style-name="Standard">
      <style:paragraph-properties fo:text-align="justify" style:justify-single-word="false"/>
      <style:text-properties officeooo:rsid="0003203b" officeooo:paragraph-rsid="00084814"/>
    </style:style>
    <style:style style:name="P5" style:family="paragraph" style:parent-style-name="Standard">
      <style:paragraph-properties fo:text-align="justify" style:justify-single-word="false"/>
      <style:text-properties fo:font-size="14pt" fo:font-weight="bold" officeooo:rsid="0003203b" officeooo:paragraph-rsid="0003203b" style:font-size-asian="14pt" style:font-weight-asian="bold" style:font-size-complex="14pt" style:font-weight-complex="bold"/>
    </style:style>
    <style:style style:name="P6" style:family="paragraph" style:parent-style-name="Standard">
      <style:paragraph-properties fo:text-align="justify" style:justify-single-word="false"/>
      <style:text-properties officeooo:rsid="00063391" officeooo:paragraph-rsid="00063391"/>
    </style:style>
    <style:style style:name="P7" style:family="paragraph" style:parent-style-name="Standard">
      <style:paragraph-properties fo:text-align="justify" style:justify-single-word="false"/>
      <style:text-properties fo:font-weight="bold" officeooo:rsid="0003203b" officeooo:paragraph-rsid="0003203b" style:font-weight-asian="bold" style:font-weight-complex="bold"/>
    </style:style>
    <style:style style:name="P8" style:family="paragraph" style:parent-style-name="Standard">
      <style:paragraph-properties fo:text-align="justify" style:justify-single-word="false"/>
      <style:text-properties officeooo:rsid="0006f695" officeooo:paragraph-rsid="0006f695"/>
    </style:style>
    <style:style style:name="P9" style:family="paragraph" style:parent-style-name="Standard">
      <style:paragraph-properties fo:text-align="justify" style:justify-single-word="false"/>
      <style:text-properties officeooo:rsid="00074da2" officeooo:paragraph-rsid="00074da2"/>
    </style:style>
    <style:style style:name="P10" style:family="paragraph" style:parent-style-name="Standard">
      <style:paragraph-properties fo:text-align="justify" style:justify-single-word="false"/>
      <style:text-properties officeooo:rsid="000ecfd9" officeooo:paragraph-rsid="000ecfd9"/>
    </style:style>
    <style:style style:name="T1" style:family="text">
      <style:text-properties officeooo:rsid="00063391"/>
    </style:style>
    <style:style style:name="T2" style:family="text">
      <style:text-properties officeooo:rsid="000bca36"/>
    </style:style>
    <style:style style:name="T3" style:family="text">
      <style:text-properties officeooo:rsid="000ecfd9"/>
    </style:style>
    <style:style style:name="T4" style:family="text">
      <style:text-properties officeooo:rsid="00101a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ut, cin, endl, the std namespace and using statements</text:p>
      <text:p text:style-name="P2"/>
      <text:p text:style-name="P2">As noted in previous sections, the std::cout object (in the iostream library) can be used to output text to the console. <text:span text:style-name="T1">H</text:span>ere’s our Hello world program:</text:p>
      <text:p text:style-name="P2"/>
      <text:p text:style-name="P6">01| #include &lt;iostream&gt;</text:p>
      <text:p text:style-name="P6">02| <text:s/></text:p>
      <text:p text:style-name="P6">03| int main()</text:p>
      <text:p text:style-name="P6">04| {</text:p>
      <text:p text:style-name="P6">05| <text:s text:c="4"/>std::cout &lt;&lt; "Hello world!";</text:p>
      <text:p text:style-name="P6">06| <text:s text:c="4"/>return 0;</text:p>
      <text:p text:style-name="P6">06| }</text:p>
      <text:p text:style-name="P6"/>
      <text:p text:style-name="P6">To print more than one thing on the same line, the output operator (&lt;&lt;) can be used multiple times. For example:</text:p>
      <text:p text:style-name="P6"/>
      <text:p text:style-name="P6">01| #include &lt;iostream&gt;</text:p>
      <text:p text:style-name="P6">02| <text:s/></text:p>
      <text:p text:style-name="P6">03| int main()</text:p>
      <text:p text:style-name="P6">04| {</text:p>
      <text:p text:style-name="P6">05| <text:s text:c="4"/>int x = 4;</text:p>
      <text:p text:style-name="P6">06| <text:s text:c="4"/>std::cout &lt;&lt; "x is equal to: " &lt;&lt; x;</text:p>
      <text:p text:style-name="P6">07| <text:s text:c="4"/>return 0;</text:p>
      <text:p text:style-name="P6">08| }</text:p>
      <text:p text:style-name="P6"/>
      <text:p text:style-name="P2">This program prints:</text:p>
      <text:p text:style-name="P2">x is equal to: 4</text:p>
      <text:p text:style-name="P2"/>
      <text:p text:style-name="P6">01| #include &lt;iostream&gt;</text:p>
      <text:p text:style-name="P6">02| <text:s/></text:p>
      <text:p text:style-name="P6">03| int main()</text:p>
      <text:p text:style-name="P6">04| {</text:p>
      <text:p text:style-name="P2"><text:span text:style-name="T1">05| </text:span><text:s text:c="4"/>std::cout &lt;&lt; "Hi!";</text:p>
      <text:p text:style-name="P2"><text:span text:style-name="T1">06| </text:span><text:s text:c="4"/>std::cout &lt;&lt; "My name is Alex.";</text:p>
      <text:p text:style-name="P2"><text:span text:style-name="T1">07| </text:span><text:s text:c="4"/>return 0;</text:p>
      <text:p text:style-name="P2"><text:span text:style-name="T1">08| </text:span>}</text:p>
      <text:p text:style-name="P2"/>
      <text:p text:style-name="P3">This program prints: <text:s/>Hi!My name is Alex.</text:p>
      <text:p text:style-name="P2"/>
      <text:p text:style-name="P7">std::endl</text:p>
      <text:p text:style-name="P2"/>
      <text:p text:style-name="P2">If we want to print things to more than one line, we can do that by using std::endl. When used with std::cout, std::endl inserts a newline character (causing the cursor to go to the start of the next line).</text:p>
      <text:p text:style-name="P2"/>
      <text:p text:style-name="P8">01| #include &lt;iostream&gt;</text:p>
      <text:p text:style-name="P8">02| <text:s/></text:p>
      <text:p text:style-name="P8">03| int main()</text:p>
      <text:p text:style-name="P8">04| {</text:p>
      <text:p text:style-name="P8">05| <text:s text:c="4"/>std::cout &lt;&lt; "Hi!" &lt;&lt; std::endl;</text:p>
      <text:p text:style-name="P8">06| <text:s text:c="4"/>std::cout &lt;&lt; "My name is Alex." &lt;&lt; std::endl;</text:p>
      <text:p text:style-name="P8">07| <text:s text:c="4"/>return 0;</text:p>
      <text:p text:style-name="P8">08| }</text:p>
      <text:p text:style-name="P2"><text:soft-page-break/>This prints:</text:p>
      <text:p text:style-name="P2">Hi!</text:p>
      <text:p text:style-name="P2">My name is Alex.</text:p>
      <text:p text:style-name="P2"/>
      <text:p text:style-name="P7">std::cin</text:p>
      <text:p text:style-name="P2"/>
      <text:p text:style-name="P2">std::cin is the opposite of std::cout -- whereas std::cout prints data to the console using the output operator (&lt;&lt;), std::cin reads input from the user at the console using the input operator (&gt;&gt;). Now that you have a basic understanding of variables, we can use std::cin to get input from the user and store it in a variable.</text:p>
      <text:p text:style-name="P2"/>
      <text:p text:style-name="P9">01| //#include "stdafx.h" // Uncomment this line if using Visual Studio</text:p>
      <text:p text:style-name="P9">02| #include &lt;iostream&gt;</text:p>
      <text:p text:style-name="P9">03| <text:s/></text:p>
      <text:p text:style-name="P9">04| int main()</text:p>
      <text:p text:style-name="P9">05| {</text:p>
      <text:p text:style-name="P9">06| <text:s text:c="4"/>std::cout &lt;&lt; "Enter a number: "; // ask user for a number</text:p>
      <text:p text:style-name="P9">07| <text:s text:c="4"/>int x = 0;</text:p>
      <text:p text:style-name="P9">08| <text:s text:c="4"/>std::cin &gt;&gt; x; // read number from console and store it in x</text:p>
      <text:p text:style-name="P9">09| <text:s text:c="4"/>std::cout &lt;&lt; "You entered " &lt;&lt; x &lt;&lt; std::endl;</text:p>
      <text:p text:style-name="P9">10| <text:s text:c="4"/>return 0;</text:p>
      <text:p text:style-name="P9">11| }</text:p>
      <text:p text:style-name="P2"/>
      <text:p text:style-name="P2">For example:</text:p>
      <text:p text:style-name="P4">Enter a number: 4 (I entered 4)</text:p>
      <text:p text:style-name="P2">You entered 4</text:p>
      <text:p text:style-name="P2"/>
      <text:p text:style-name="P2">(As an interesting side note, if you enter a really big number, the results may surprise you. Try it! This happens because x can only hold numbers up to a certain size.)</text:p>
      <text:p text:style-name="P2"/>
      <text:p text:style-name="P7">The std namespace</text:p>
      <text:p text:style-name="P2"/>
      <text:p text:style-name="P2">Everything in the standard library is defined inside a special area (called a namespace) that is named std (short for standard).</text:p>
      <text:p text:style-name="P2"/>
      <text:p text:style-name="P2">It turns out that std::cout's name isn't really "std::cout". It's actually just "cout", and "std" is the name of the namespace it lives inside.</text:p>
      <text:p text:style-name="P2"/>
      <text:p text:style-name="P2">We'll talk about how to create your own <text:span text:style-name="T2">namespace</text:span>. For now, the only thing you need to know about namespaces is that whenever we use <text:span text:style-name="T3">(</text:span>something like cout) that is part of the standard library, we need to tell the compiler that it is inside the std namespace.</text:p>
      <text:p text:style-name="P2"/>
      <text:p text:style-name="P2">Explicit namespace qualifier std::</text:p>
      <text:p text:style-name="P2"/>
      <text:p text:style-name="P2">One way to tell the compiler that cout lives in the std namespace is by using the "std::" prefix. For example:</text:p>
      <text:p text:style-name="P2"/>
      <text:p text:style-name="P2"><text:span text:style-name="T3">0</text:span>1<text:span text:style-name="T3">| </text:span><text:s text:c="3"/>std::cout &lt;&lt; "Hello world!";</text:p>
      <text:p text:style-name="P2">This is the safest way to use cout, because there's no ambiguity about where cout lives (it's clearly in the std namespace).</text:p>
      <text:p text:style-name="P2"/>
      <text:p text:style-name="P2"/>
      <text:p text:style-name="P2"><text:soft-page-break/>However, if you're using the standard library a lot, typing "std::" before everything you use from the standard library can become repetitive and make things hard to read. C++ provides two alternatives to simplify things.</text:p>
      <text:p text:style-name="P2"/>
      <text:p text:style-name="P7">The using declaration</text:p>
      <text:p text:style-name="P2"/>
      <text:p text:style-name="P2">One way to simplify things is to utilize a using declaration statement. Here's our Hello world program again, with a using declaration on line 5:</text:p>
      <text:p text:style-name="P2"/>
      <text:p text:style-name="P10">01| #include &lt;iostream&gt;</text:p>
      <text:p text:style-name="P10">02| <text:s/></text:p>
      <text:p text:style-name="P10">03| int main()</text:p>
      <text:p text:style-name="P10">04| {</text:p>
      <text:p text:style-name="P10">05| <text:s text:c="3"/>using std::cout; // this using declaration tells the compiler that cout should resolve to std::cout</text:p>
      <text:p text:style-name="P10">06| <text:s text:c="3"/>cout &lt;&lt; "Hello world!"; // so no std:: prefix is needed here!</text:p>
      <text:p text:style-name="P10">07| <text:s text:c="3"/>return 0;</text:p>
      <text:p text:style-name="P10">08| }</text:p>
      <text:p text:style-name="P10"/>
      <text:p text:style-name="P2">The using declaration "using std::cout;" tells the compiler that we're going to be using the object "cout" from the std namespace. So whenever it sees "cout", it will assume that we mean "std::cout". If there's a naming conflict between std::cout and some other use of cout, std::cout will be preferred. Therefore on line 6, we can type "cout" instead of "std::cout".</text:p>
      <text:p text:style-name="P2"/>
      <text:p text:style-name="P2">This doesn't save much effort in this trivial example, but if you are using cout a lot inside of a function, a using declaration can make your code more readable. Note that you will need a separate using declaration for each name you use (e.g. one for std::cout, one for std::cin, and one for std::endl).</text:p>
      <text:p text:style-name="P2"/>
      <text:p text:style-name="P2">Although this method is less explicit than using the "std::" prefix, it's generally considered safe and acceptable.</text:p>
      <text:p text:style-name="P2"/>
      <text:p text:style-name="P7">The using directive</text:p>
      <text:p text:style-name="P2"/>
      <text:p text:style-name="P2">Another way to simplify things is to use a using directive statement. Here's our Hello world program again, with a using directive on line 5:</text:p>
      <text:p text:style-name="P2"/>
      <text:p text:style-name="P10">01| #include &lt;iostream&gt;</text:p>
      <text:p text:style-name="P10">02| <text:s/></text:p>
      <text:p text:style-name="P10">03| int main()</text:p>
      <text:p text:style-name="P10">04| {</text:p>
      <text:p text:style-name="P10">05| <text:s text:c="3"/>using namespace std; // this using directive tells the compiler that we're using everything in the std namespace!</text:p>
      <text:p text:style-name="P10">06| <text:s text:c="3"/>cout &lt;&lt; "Hello world!"; // so no std:: prefix is needed here!</text:p>
      <text:p text:style-name="P10">07| <text:s text:c="3"/>return 0;</text:p>
      <text:p text:style-name="P10">08| }</text:p>
      <text:p text:style-name="P10"/>
      <text:p text:style-name="P2">The using directive "using namespace std;" tells the compiler that we want to use everything in the std namespace, so if the compiler finds a name it doesn't recognize, it will check the std namespace. Consequently, when the compiler encounters "cout" (which it won't recognize), it'll look in the std namespace and find it there. If a naming conflict did occur, the compile would show a compile error.</text:p>
      <text:p text:style-name="P2"/>
      <text:p text:style-name="P2"><text:soft-page-break/>There's open debate about whether this solution is good practice or not. Because using directives pull in all of the names in a namespace, the chance for a naming collisions goes up significantly (but is still relatively small).</text:p>
      <text:p text:style-name="P2"/>
      <text:p text:style-name="P7">Using declarations and directives inside or outside of a function</text:p>
      <text:p text:style-name="P2"/>
      <text:p text:style-name="P2">If a using declaration or directive is used within a function, the names in the namespace are only directly accessible within that function. That limits the chance for naming collisions to occur just within that function. However, if a using declaration or directive is used outside of a function, the names in the namespace are directly accessible anywhere in the entire file! That can greatly increase the chance for collisions.</text:p>
      <text:p text:style-name="P2"/>
      <text:p text:style-name="P2">A collision example</text:p>
      <text:p text:style-name="P2"/>
      <text:p text:style-name="P10">01| #include &lt;iostream&gt;</text:p>
      <text:p text:style-name="P10">02| <text:s/></text:p>
      <text:p text:style-name="P10">03| int cout() // declares our own "cout" function</text:p>
      <text:p text:style-name="P10">04| {</text:p>
      <text:p text:style-name="P10">05| <text:s text:c="4"/>return 5;</text:p>
      <text:p text:style-name="P10">06| }</text:p>
      <text:p text:style-name="P10">07| <text:s/></text:p>
      <text:p text:style-name="P10">08| int main()</text:p>
      <text:p text:style-name="P10">09| {</text:p>
      <text:p text:style-name="P10">10| <text:s text:c="4"/>using namespace std; // makes std::cout accessible as "cout"</text:p>
      <text:p text:style-name="P10">11| <text:s text:c="4"/>cout &lt;&lt; "Hello, world!"; // uh oh! <text:s/>Which cout do we want here?</text:p>
      <text:p text:style-name="P10">12| <text:s/></text:p>
      <text:p text:style-name="P10">13| <text:s text:c="4"/>return 0;</text:p>
      <text:p text:style-name="P10">14| }</text:p>
      <text:p text:style-name="P10"/>
      <text:p text:style-name="P2">In the above example, the compiler is unable to determine whether we meant std::cout or the cout function we've defined. In this case, it will fail to compile with an "ambiguous symbol" error. Although this example is trivial, if we had explicitly prefixed std::cout like this:</text:p>
      <text:p text:style-name="P2"/>
      <text:p text:style-name="P2"><text:span text:style-name="T4">0</text:span>1<text:span text:style-name="T4">| </text:span><text:s text:c="4"/>std::cout &lt;&lt; "Hello, world!";</text:p>
      <text:p text:style-name="P2">or used a using declaration instead of a using directive:</text:p>
      <text:p text:style-name="P2"/>
      <text:p text:style-name="P2"><text:span text:style-name="T4">01|</text:span> <text:s text:c="4"/>using std::cout;</text:p>
      <text:p text:style-name="P2"><text:span text:style-name="T4">02| </text:span><text:s text:c="4"/>cout &lt;&lt; "Hello, world!";</text:p>
      <text:p text:style-name="P2">then our program wouldn't have any issues in the first place.</text:p>
      <text:p text:style-name="P2"/>
      <text:p text:style-name="P2">Many people avoid "using directives" altogether for this reason. Others find them acceptable so long as they are used only within individual functions (which limits the places where naming collisions can occur to just those functions).</text:p>
      <text:p text:style-name="P2"/>
      <text:p text:style-name="P2">Rule: Avoid "using" statement outside of a function 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2T00:37:02.109146897</meta:creation-date>
    <dc:date>2016-03-13T13:34:32.844047660</dc:date>
    <meta:editing-duration>PT1H59M46S</meta:editing-duration>
    <meta:editing-cycles>13</meta:editing-cycles>
    <meta:generator>LibreOffice/4.2.8.2$Linux_X86_64 LibreOffice_project/420m0$Build-2</meta:generator>
    <meta:document-statistic meta:table-count="0" meta:image-count="0" meta:object-count="0" meta:page-count="4" meta:paragraph-count="118" meta:word-count="1221" meta:character-count="6980" meta:non-whitespace-character-count="5742"/>
  </office:meta>
</office:document-meta>
</file>